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7da647" draw:textarea-horizontal-align="center" draw:textarea-vertical-align="middle"/>
    </style:style>
    <style:style style:name="gr4" style:family="graphic" style:parent-style-name="standard">
      <style:graphic-properties svg:stroke-color="#ff0000" draw:marker-end="Arrow" draw:marker-end-width="0.3cm" draw:textarea-horizontal-align="center" draw:textarea-vertical-align="middle"/>
    </style:style>
    <style:style style:name="gr5" style:family="graphic" style:parent-style-name="standard">
      <style:graphic-properties draw:fill="solid" draw:fill-color="#9999ff" draw:textarea-horizontal-align="center" draw:textarea-vertical-align="middle"/>
    </style:style>
    <style:style style:name="gr6" style:family="graphic" style:parent-style-name="standard">
      <style:graphic-properties draw:stroke="none" svg:stroke-color="#000000" draw:fill="none" draw:fill-color="#ffffff" fo:min-height="0.738cm"/>
    </style:style>
    <style:style style:name="gr7" style:family="graphic" style:parent-style-name="standard">
      <style:graphic-properties draw:fill="solid" draw:fill-color="#00ff00" draw:textarea-horizontal-align="center" draw:textarea-vertical-align="middle"/>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494cm"/>
    </style:style>
    <style:style style:name="P1" style:family="paragraph">
      <style:paragraph-properties fo:text-align="center"/>
    </style:style>
    <style:style style:name="P2" style:family="paragraph">
      <style:paragraph-properties fo:text-align="center"/>
      <style:text-properties fo:color="#0047ff"/>
    </style:style>
    <style:style style:name="T1" style:family="text">
      <style:text-properties fo:color="#0047ff"/>
    </style:style>
    <style:style style:name="T2"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1" draw:layer="layout" svg:width="4.259cm" svg:height="1.625cm" svg:x="12.721cm" svg:y="1.708cm">
          <text:p text:style-name="P1">Source</text:p>
        </draw:rect>
        <draw:rect draw:style-name="gr1" draw:text-style-name="P1" draw:id="id2" draw:layer="layout" svg:width="4.259cm" svg:height="1.625cm" svg:x="11.518cm" svg:y="9.765cm">
          <text:p text:style-name="P1">Github</text:p>
        </draw:rect>
        <draw:connector draw:style-name="gr2" draw:text-style-name="P1" draw:layer="layout" draw:type="line" svg:x1="14.85cm" svg:y1="3.333cm" svg:x2="13.647cm" svg:y2="9.765cm" draw:start-shape="id1" draw:start-glue-point="2" draw:end-shape="id2" draw:end-glue-point="0" svg:d="m14850 3333-1203 6432">
          <text:p/>
        </draw:connector>
        <draw:rect draw:style-name="gr3" draw:text-style-name="P1" draw:id="id8" draw:layer="layout" svg:width="5.718cm" svg:height="1.625cm" svg:x="3.973cm" svg:y="14.048cm">
          <text:p text:style-name="P1">Openbuildserver</text:p>
        </draw:rect>
        <draw:rect draw:style-name="gr3" draw:text-style-name="P1" draw:id="id3" draw:layer="layout" svg:width="4.259cm" svg:height="1.625cm" svg:x="11.519cm" svg:y="14.046cm">
          <text:p text:style-name="P1">Launchpad</text:p>
          <text:p text:style-name="P1">daily repro</text:p>
        </draw:rect>
        <draw:connector draw:style-name="gr4" draw:text-style-name="P1" draw:layer="layout" draw:type="line" svg:x1="13.647cm" svg:y1="11.39cm" svg:x2="13.648cm" svg:y2="14.046cm" draw:start-shape="id2" draw:start-glue-point="2" draw:end-shape="id3" draw:end-glue-point="0" svg:d="m13647 11390 1 2656">
          <text:p/>
        </draw:connector>
        <draw:rect draw:style-name="gr5" draw:text-style-name="P1" draw:id="id6" draw:layer="layout" svg:width="4.259cm" svg:height="1.625cm" svg:x="22.645cm" svg:y="14.072cm">
          <text:p text:style-name="P1">Transifex.com</text:p>
        </draw:rect>
        <draw:rect draw:style-name="gr5" draw:text-style-name="P1" draw:id="id4" draw:layer="layout" svg:width="4.259cm" svg:height="1.625cm" svg:x="22.67cm" svg:y="6.212cm">
          <text:p text:style-name="P1">makeTS.sh</text:p>
        </draw:rect>
        <draw:connector draw:style-name="gr2" draw:text-style-name="P1" draw:layer="layout" draw:type="line" svg:x1="14.85cm" svg:y1="3.333cm" svg:x2="24.799cm" svg:y2="6.212cm" draw:start-shape="id1" draw:start-glue-point="2" draw:end-shape="id4" draw:end-glue-point="0" svg:d="m14850 3333 9949 2879">
          <text:p/>
        </draw:connector>
        <draw:rect draw:style-name="gr5" draw:text-style-name="P1" draw:id="id5" draw:layer="layout" svg:width="4.259cm" svg:height="1.625cm" svg:x="22.646cm" svg:y="9.755cm">
          <text:p text:style-name="P1">main.ts</text:p>
        </draw:rect>
        <draw:connector draw:style-name="gr2" draw:text-style-name="P1" draw:layer="layout" draw:type="line" svg:x1="24.799cm" svg:y1="7.837cm" svg:x2="24.775cm" svg:y2="9.755cm" draw:start-shape="id4" draw:start-glue-point="2" draw:end-shape="id5" draw:end-glue-point="0" svg:d="m24799 7837-24 1918">
          <text:p/>
        </draw:connector>
        <draw:connector draw:style-name="gr2" draw:text-style-name="P1" draw:layer="layout" draw:type="line" svg:x1="24.775cm" svg:y1="11.38cm" svg:x2="24.774cm" svg:y2="14.072cm" draw:start-shape="id5" draw:start-glue-point="2" draw:end-shape="id6" draw:end-glue-point="0" svg:d="m24775 11380-1 2692">
          <text:p/>
        </draw:connector>
        <draw:rect draw:style-name="gr1" draw:text-style-name="P1" draw:id="id7" draw:layer="layout" svg:width="4.556cm" svg:height="1.543cm" svg:x="1.643cm" svg:y="6.226cm">
          <text:p text:style-name="P1">vokoscreen</text:p>
          <text:p text:style-name="P1">x.x.x.tar.gz</text:p>
        </draw:rect>
        <draw:connector draw:style-name="gr2" draw:text-style-name="P1" draw:layer="layout" draw:type="line" svg:x1="14.85cm" svg:y1="3.333cm" svg:x2="3.921cm" svg:y2="6.226cm" draw:start-shape="id1" draw:start-glue-point="2" draw:end-shape="id7" draw:end-glue-point="0" svg:d="m14850 3333-10929 2893">
          <text:p/>
        </draw:connector>
        <draw:connector draw:style-name="gr2" draw:text-style-name="P1" draw:layer="layout" draw:type="line" svg:x1="3.921cm" svg:y1="7.769cm" svg:x2="6.832cm" svg:y2="14.048cm" draw:start-shape="id7" draw:start-glue-point="2" draw:end-shape="id8" draw:end-glue-point="0" svg:d="m3921 7769 2911 6279">
          <text:p/>
        </draw:connector>
        <draw:rect draw:style-name="gr1" draw:text-style-name="P1" draw:id="id9" draw:layer="layout" svg:width="5.502cm" svg:height="1.625cm" svg:x="6.918cm" svg:y="6.226cm">
          <text:p text:style-name="P1">vokoscreen.spec</text:p>
        </draw:rect>
        <draw:connector draw:style-name="gr2" draw:text-style-name="P1" draw:layer="layout" draw:type="line" svg:x1="14.85cm" svg:y1="3.333cm" svg:x2="9.669cm" svg:y2="6.226cm" draw:start-shape="id1" draw:start-glue-point="2" draw:end-shape="id9" draw:end-glue-point="0" svg:d="m14850 3333-5181 2893">
          <text:p/>
        </draw:connector>
        <draw:connector draw:style-name="gr2" draw:text-style-name="P1" draw:layer="layout" draw:type="line" svg:x1="9.669cm" svg:y1="7.851cm" svg:x2="6.832cm" svg:y2="14.048cm" draw:start-shape="id9" draw:start-glue-point="2" draw:end-shape="id8" draw:end-glue-point="0" svg:d="m9669 7851-2837 6197">
          <text:p/>
        </draw:connector>
        <draw:connector draw:style-name="gr2" draw:text-style-name="P1" draw:layer="layout" draw:type="line" svg:x1="24.774cm" svg:y1="14.072cm" svg:x2="19.046cm" svg:y2="11.39cm" draw:start-shape="id6" draw:start-glue-point="0" draw:end-shape="id10" draw:end-glue-point="2" svg:d="m24774 14072-5728-2682">
          <text:p/>
        </draw:connector>
        <draw:rect draw:style-name="gr5" draw:text-style-name="P1" draw:id="id10" draw:layer="layout" svg:width="3.127cm" svg:height="1.625cm" svg:x="17.483cm" svg:y="9.765cm">
          <text:p text:style-name="P1">Language</text:p>
          <text:p text:style-name="P1">packages</text:p>
        </draw:rect>
        <draw:connector draw:style-name="gr2" draw:text-style-name="P1" draw:layer="layout" draw:type="line" svg:x1="19.046cm" svg:y1="9.765cm" svg:x2="14.85cm" svg:y2="3.333cm" draw:start-shape="id10" draw:start-glue-point="0" draw:end-shape="id1" draw:end-glue-point="2" svg:d="m19046 9765-4196-6432">
          <text:p/>
        </draw:connector>
        <draw:line draw:style-name="gr2" draw:text-style-name="P1" draw:layer="layout" svg:x1="1.714cm" svg:y1="1.92cm" svg:x2="3.906cm" svg:y2="1.92cm">
          <text:p/>
        </draw:line>
        <draw:frame draw:style-name="gr6" draw:layer="layout" svg:width="4.703cm" svg:height="0.988cm" svg:x="4.127cm" svg:y="1.376cm">
          <draw:text-box>
            <text:p>manual work</text:p>
          </draw:text-box>
        </draw:frame>
        <draw:line draw:style-name="gr4" draw:text-style-name="P1" draw:layer="layout" svg:x1="1.776cm" svg:y1="2.94cm" svg:x2="3.968cm" svg:y2="2.94cm">
          <text:p/>
        </draw:line>
        <draw:frame draw:style-name="gr6" draw:layer="layout" svg:width="4.703cm" svg:height="0.988cm" svg:x="4.127cm" svg:y="2.364cm">
          <draw:text-box>
            <text:p>automatically</text:p>
          </draw:text-box>
        </draw:frame>
        <draw:connector draw:style-name="gr2" draw:text-style-name="P1" draw:id="id12" draw:layer="layout" draw:type="line" svg:x1="6.474cm" svg:y1="15.673cm" svg:x2="6.537cm" svg:y2="17.276cm" svg:d="m6474 15673 63 1603">
          <text:p/>
        </draw:connector>
        <draw:connector draw:style-name="gr2" draw:text-style-name="P1" draw:layer="layout" draw:type="line" svg:x1="13.648cm" svg:y1="15.671cm" svg:x2="6.49cm" svg:y2="17.273cm" draw:start-shape="id3" draw:start-glue-point="2" draw:end-shape="id11" draw:end-glue-point="0" svg:d="m13648 15671-7158 1602">
          <text:p/>
        </draw:connector>
        <draw:rect draw:style-name="gr7" draw:text-style-name="P2" draw:id="id11" draw:layer="layout" svg:width="7.564cm" svg:height="1.625cm" svg:x="2.708cm" svg:y="17.273cm">
          <text:p text:style-name="P1"><text:span text:style-name="T1">www.kohaupt-online.de/hp</text:span></text:p>
        </draw:rect>
        <draw:rect draw:style-name="gr1" draw:text-style-name="P1" draw:layer="layout" svg:width="4.259cm" svg:height="1.625cm" svg:x="12.722cm" svg:y="1.709cm">
          <text:p text:style-name="P1">Source</text:p>
        </draw:rect>
        <draw:connector draw:style-name="gr2" draw:text-style-name="P1" draw:layer="layout" draw:type="line" svg:x1="15.204cm" svg:y1="11.39cm" svg:x2="18.396cm" svg:y2="14.039cm" svg:d="m15204 11390 3192 2649">
          <text:p/>
        </draw:connector>
        <draw:rect draw:style-name="gr3" draw:text-style-name="P1" draw:layer="layout" svg:width="4.582cm" svg:height="1.625cm" svg:x="16.335cm" svg:y="14.072cm">
          <text:p text:style-name="P1">.deb maintainer</text:p>
        </draw:rect>
        <draw:connector draw:style-name="gr2" draw:text-style-name="P1" draw:layer="layout" draw:type="line" svg:x1="10.272cm" svg:y1="18.085cm" svg:x2="17.049cm" svg:y2="18.024cm" draw:start-shape="id11" draw:start-glue-point="1" svg:d="m10272 18085 6777-61">
          <text:p/>
        </draw:connector>
        <draw:connector draw:style-name="gr2" draw:text-style-name="P1" draw:layer="layout" draw:type="line" svg:x1="18.459cm" svg:y1="15.697cm" svg:x2="6.537cm" svg:y2="17.276cm" draw:end-shape="id12" draw:end-glue-point="3" svg:d="m18459 15697-11922 1579">
          <text:p/>
        </draw:connector>
        <draw:connector draw:style-name="gr2" draw:text-style-name="P1" draw:layer="layout" draw:type="line" svg:x1="6.474cm" svg:y1="15.673cm" svg:x2="17.049cm" svg:y2="18.024cm" draw:start-shape="id12" draw:start-glue-point="2" svg:d="m6474 15673 10575 2351">
          <text:p/>
        </draw:connector>
        <draw:connector draw:style-name="gr2" draw:text-style-name="P1" draw:layer="layout" draw:type="line" svg:x1="6.474cm" svg:y1="15.673cm" svg:x2="17.049cm" svg:y2="18.024cm" draw:start-shape="id12" draw:start-glue-point="2" svg:d="m6474 15673 10575 2351">
          <text:p/>
        </draw:connector>
        <draw:connector draw:style-name="gr2" draw:text-style-name="P1" draw:layer="layout" draw:type="line" svg:x1="13.648cm" svg:y1="15.671cm" svg:x2="17.049cm" svg:y2="18.024cm" draw:start-shape="id3" draw:start-glue-point="2" svg:d="m13648 15671 3401 2353">
          <text:p/>
        </draw:connector>
        <draw:frame draw:style-name="gr8" draw:layer="layout" svg:width="7.449cm" svg:height="0.963cm" svg:x="10.625cm" svg:y="0.222cm">
          <draw:text-box>
            <text:p>The paths of <text:span text:style-name="T2">vokoscreen</text:span></text:p>
          </draw:text-box>
        </draw:frame>
        <draw:custom-shape draw:style-name="gr9" draw:text-style-name="P1" draw:layer="layout" svg:width="3.931cm" svg:height="3.148cm" svg:x="17.049cm" svg:y="16.8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10" draw:layer="layout" svg:width="2.085cm" svg:height="0.962cm" svg:x="18.054cm" svg:y="17.276cm">
          <draw:text-box>
            <text:p>us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22cm" fo:margin-bottom="1.012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7-09T09:23:17</meta:creation-date>
    <dc:date>2013-07-12T08:00:34</dc:date>
    <meta:editing-duration>PT00H40M57S</meta:editing-duration>
    <meta:editing-cycles>17</meta:editing-cycles>
    <meta:generator>OpenOffice.org/3.2$Unix OpenOffice.org_project/320m12$Build-9483</meta:generator>
    <meta:document-statistic meta:object-count="39"/>
  </office:meta>
</office:document-meta>
</file>